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ff9966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center" draw:textarea-vertical-align="top"/>
    </style:style>
    <style:style style:name="gr5" style:family="graphic" style:parent-style-name="standard">
      <style:graphic-properties draw:marker-end="Arrow" draw:marker-end-width="0.3cm" draw:fill="solid" draw:fill-color="#4700b8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style:use-window-font-color="tru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6cm" svg:height="1.5cm" svg:x="2.5cm" svg:y="19cm">
          <text:p text:style-name="P1"><text:span text:style-name="T1">PHP</text:span></text:p>
        </draw:rect>
        <draw:rect draw:style-name="gr2" draw:text-style-name="P1" draw:layer="layout" svg:width="14.5cm" svg:height="1.5cm" svg:x="4cm" svg:y="16.5cm">
          <text:p text:style-name="P1"><text:span text:style-name="T1">Kernel</text:span></text:p>
        </draw:rect>
        <draw:rect draw:style-name="gr3" draw:text-style-name="P1" draw:layer="layout" svg:width="14.5cm" svg:height="1.5cm" svg:x="4cm" svg:y="14cm">
          <text:p text:style-name="P1"><text:span text:style-name="T1">Packages</text:span></text:p>
        </draw:rect>
        <draw:rect draw:style-name="gr4" draw:text-style-name="P3" draw:layer="layout" svg:width="3cm" svg:height="4.5cm" svg:x="3cm" svg:y="8.5cm">
          <text:p text:style-name="P2"><text:span text:style-name="T2">Page</text:span></text:p>
        </draw:rect>
        <draw:rect draw:style-name="gr4" draw:text-style-name="P3" draw:layer="layout" svg:width="3cm" svg:height="4.5cm" svg:x="7cm" svg:y="8.5cm">
          <text:p text:style-name="P2"><text:span text:style-name="T2">Page</text:span></text:p>
        </draw:rect>
        <draw:rect draw:style-name="gr4" draw:text-style-name="P3" draw:layer="layout" svg:width="3cm" svg:height="4.5cm" svg:x="11cm" svg:y="8.5cm">
          <text:p text:style-name="P2"><text:span text:style-name="T2">Page</text:span></text:p>
        </draw:rect>
        <draw:rect draw:style-name="gr4" draw:text-style-name="P3" draw:layer="layout" svg:width="3cm" svg:height="4.5cm" svg:x="15cm" svg:y="8.5cm">
          <text:p text:style-name="P2"><text:span text:style-name="T2">Page</text:span></text:p>
        </draw:rect>
        <draw:line draw:style-name="gr5" draw:text-style-name="P4" draw:layer="layout" svg:x1="3.5cm" svg:y1="19cm" svg:x2="3.5cm" svg:y2="13cm">
          <text:p/>
        </draw:line>
        <draw:line draw:style-name="gr5" draw:text-style-name="P4" draw:layer="layout" svg:x1="10.5cm" svg:y1="19cm" svg:x2="10.5cm" svg:y2="18cm">
          <text:p/>
        </draw:line>
        <draw:line draw:style-name="gr5" draw:text-style-name="P4" draw:layer="layout" svg:x1="10.5cm" svg:y1="16.5cm" svg:x2="10.5cm" svg:y2="15.5cm">
          <text:p/>
        </draw:line>
        <draw:line draw:style-name="gr5" draw:text-style-name="P4" draw:layer="layout" svg:x1="5cm" svg:y1="14cm" svg:x2="5cm" svg:y2="13cm">
          <text:p/>
        </draw:line>
        <draw:line draw:style-name="gr5" draw:text-style-name="P4" draw:layer="layout" svg:x1="8.5cm" svg:y1="14cm" svg:x2="8.5cm" svg:y2="13cm">
          <text:p/>
        </draw:line>
        <draw:line draw:style-name="gr5" draw:text-style-name="P4" draw:layer="layout" svg:x1="12.5cm" svg:y1="14cm" svg:x2="12.5cm" svg:y2="13cm">
          <text:p/>
        </draw:line>
        <draw:line draw:style-name="gr5" draw:text-style-name="P4" draw:layer="layout" svg:x1="16.5cm" svg:y1="14cm" svg:x2="16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Fabrizio C</meta:initial-creator>
    <meta:creation-date>2007-10-10T18:00:27</meta:creation-date>
    <dc:creator>Fabrizio C</dc:creator>
    <dc:date>2007-10-10T18:19:03</dc:date>
    <dc:language>it-IT</dc:language>
    <meta:editing-cycles>3</meta:editing-cycles>
    <meta:editing-duration>PT3M2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